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Table_20_Contents" style:list-style-name="WWNum5">
      <style:paragraph-properties fo:text-align="start" style:justify-single-word="false"/>
      <style:text-properties officeooo:paragraph-rsid="000fcb66"/>
    </style:style>
    <style:style style:name="P2" style:family="paragraph" style:parent-style-name="Table_20_Contents">
      <style:text-properties officeooo:paragraph-rsid="000fcb66"/>
    </style:style>
    <style:style style:name="P3" style:family="paragraph" style:parent-style-name="Table_20_Contents">
      <style:text-properties officeooo:rsid="000fcb66" officeooo:paragraph-rsid="000fcb66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18485261" text:style-name="WWNum5">
        <text:list-item>
          <text:p text:style-name="P1"><text:span text:style-name="T1">sudo docker build -t mpsn/nit-app:tetris-game-app .</text:span></text:p>
        </text:list-item>
      </text:list>
      <text:p text:style-name="P3"/>
      <text:p text:style-name="P2">cd /home/aijuser/Desktop/Tetris-Game-App</text:p>
      <text:p text:style-name="P2"/>
      <text:p text:style-name="P2">docker build -t mpsn/nit-app:tetris-game-app .</text:p>
      <text:p text:style-name="P2"/>
      <text:p text:style-name="P2">docker tag nit-app/tetris-game-app:latest mpsn/nit-app:latest</text:p>
      <text:p text:style-name="P2"/>
      <text:p text:style-name="P2">echo"dckr_pat_l06ZmygyT_WTGYs2piijZzLVXJo" | docker login -u "mpsn" –password-stdin</text:p>
      <text:p text:style-name="P2"/>
      <text:p text:style-name="P2"/>
      <text:p text:style-name="P2">docker push mpsn/nit-app:latest </text:p>
      <text:p text:style-name="P2"/>
      <text:p text:style-name="P2">docker run -d -p 8083:80 --name MY-container mpsn/nit-app:latest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1T14:30:20.488050999</meta:creation-date>
    <dc:date>2025-03-01T16:29:59.562553086</dc:date>
    <meta:editing-duration>PT1H36M</meta:editing-duration>
    <meta:editing-cycles>1</meta:editing-cycles>
    <meta:document-statistic meta:table-count="0" meta:image-count="0" meta:object-count="0" meta:page-count="1" meta:paragraph-count="7" meta:word-count="37" meta:character-count="378" meta:non-whitespace-character-count="349"/>
    <meta:generator>LibreOffice/6.4.7.2$Linux_X86_64 LibreOffice_project/40$Build-2</meta:generator>
  </office:meta>
</office:document-meta>
</file>